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0" table:default-cell-style-name="Default"/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45" calcext:value-type="float">
            <text:p>45</text:p>
          </table:table-cell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float" office:value="159" calcext:value-type="float">
            <text:p>159</text:p>
          </table:table-cell>
          <table:table-cell office:value-type="float" office:value="118" calcext:value-type="float">
            <text:p>11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office:value-type="float" office:value="41" calcext:value-type="float">
            <text:p>41</text:p>
          </table:table-cell>
          <table:table-cell office:value-type="float" office:value="149" calcext:value-type="float">
            <text:p>149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51" calcext:value-type="float">
            <text:p>151</text:p>
          </table:table-cell>
          <table:table-cell office:value-type="float" office:value="47" calcext:value-type="float">
            <text:p>47</text:p>
          </table:table-cell>
          <table:table-cell office:value-type="float" office:value="151" calcext:value-type="float">
            <text:p>151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  <table:table-cell office:value-type="float" office:value="51" calcext:value-type="float">
            <text:p>51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154" calcext:value-type="float">
            <text:p>154</text:p>
          </table:table-cell>
          <table:table-cell office:value-type="float" office:value="52" calcext:value-type="float">
            <text:p>52</text:p>
          </table:table-cell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48" calcext:value-type="float">
            <text:p>48</text:p>
          </table:table-cell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  <table:table-cell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float" office:value="1109" calcext:value-type="float">
            <text:p>1109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45" calcext:value-type="float">
            <text:p>145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18" calcext:value-type="float">
            <text:p>118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151" calcext:value-type="float">
            <text:p>151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40" calcext:value-type="float">
            <text:p>40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146" calcext:value-type="float">
            <text:p>146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 office:value-type="float" office:value="156" calcext:value-type="float">
            <text:p>156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6T06:18:27.113983345</meta:creation-date>
    <dc:date>2020-06-26T06:50:54.765689643</dc:date>
    <meta:editing-duration>PT5M27S</meta:editing-duration>
    <meta:editing-cycles>1</meta:editing-cycles>
    <meta:document-statistic meta:table-count="1" meta:cell-count="540" meta:object-count="0"/>
    <meta:generator>LibreOffice/6.4.4.2$Linux_X86_64 LibreOffice_project/706abf8817d63c225da2eaeb9c9523a7d4d3595c</meta:generator>
  </office:meta>
</office:document-meta>
</file>